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35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style-name="Default" office:value-type="string" calcext:value-type="string">
            <text:p>tan_alpha</text:p>
          </table:table-cell>
          <table:table-cell table:style-name="Default" office:value-type="string" calcext:value-type="string">
            <text:p>shadow_length</text:p>
          </table:table-cell>
          <table:table-cell table:style-name="Default" office:value-type="string" calcext:value-type="string">
            <text:p>dispersion fac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imuth</text:p>
          </table:table-cell>
          <table:table-cell office:value-type="float" office:value="80" calcext:value-type="float">
            <text:p>80</text:p>
          </table:table-cell>
          <table:table-cell table:formula="of:=COT(RADIANS([.D5]))" office:value-type="float" office:value="0.176326980708465" calcext:value-type="float">
            <text:p>0.176</text:p>
          </table:table-cell>
          <table:table-cell table:formula="of:=ABS([.$D$2]/[.E5])" office:value-type="float" office:value="56.7128181961771" calcext:value-type="float">
            <text:p>56.7</text:p>
          </table:table-cell>
          <table:table-cell table:formula="of:=[.$D$2]/[.F5]" office:value-type="float" office:value="0.176326980708465" calcext:value-type="float">
            <text:p>0.18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COT(RADIANS([.D6]))" office:value-type="float" office:value="0.363970234266202" calcext:value-type="float">
            <text:p>0.364</text:p>
          </table:table-cell>
          <table:table-cell table:formula="of:=ABS([.$D$2]/[.E6])" office:value-type="float" office:value="27.4747741945462" calcext:value-type="float">
            <text:p>27.5</text:p>
          </table:table-cell>
          <table:table-cell table:formula="of:=[.$D$2]/[.F6]" office:value-type="float" office:value="0.363970234266202" calcext:value-type="float">
            <text:p>0.3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COT(RADIANS([.D7]))" office:value-type="float" office:value="0.577350269189626" calcext:value-type="float">
            <text:p>0.577</text:p>
          </table:table-cell>
          <table:table-cell table:formula="of:=ABS([.$D$2]/[.E7])" office:value-type="float" office:value="17.3205080756888" calcext:value-type="float">
            <text:p>17.3</text:p>
          </table:table-cell>
          <table:table-cell table:formula="of:=[.$D$2]/[.F7]" office:value-type="float" office:value="0.577350269189626" calcext:value-type="float">
            <text:p>0.58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COT(RADIANS([.D8]))" office:value-type="float" office:value="0.83909963117728" calcext:value-type="float">
            <text:p>0.839</text:p>
          </table:table-cell>
          <table:table-cell table:formula="of:=ABS([.$D$2]/[.E8])" office:value-type="float" office:value="11.9175359259421" calcext:value-type="float">
            <text:p>11.9</text:p>
          </table:table-cell>
          <table:table-cell table:formula="of:=[.$D$2]/[.F8]" office:value-type="float" office:value="0.83909963117728" calcext:value-type="float">
            <text:p>0.84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COT(RADIANS([.D9]))" office:value-type="float" office:value="1.19175359259421" calcext:value-type="float">
            <text:p>1.192</text:p>
          </table:table-cell>
          <table:table-cell table:formula="of:=ABS([.$D$2]/[.E9])" office:value-type="float" office:value="8.3909963117728" calcext:value-type="float">
            <text:p>8.4</text:p>
          </table:table-cell>
          <table:table-cell table:formula="of:=[.$D$2]/[.F9]" office:value-type="float" office:value="1.19175359259421" calcext:value-type="float">
            <text:p>1.1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COT(RADIANS([.D10]))" office:value-type="float" office:value="1.73205080756888" calcext:value-type="float">
            <text:p>1.732</text:p>
          </table:table-cell>
          <table:table-cell table:formula="of:=ABS([.$D$2]/[.E10])" office:value-type="float" office:value="5.77350269189626" calcext:value-type="float">
            <text:p>5.8</text:p>
          </table:table-cell>
          <table:table-cell table:formula="of:=[.$D$2]/[.F10]" office:value-type="float" office:value="1.73205080756888" calcext:value-type="float">
            <text:p>1.7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COT(RADIANS([.D11]))" office:value-type="float" office:value="2.74747741945462" calcext:value-type="float">
            <text:p>2.747</text:p>
          </table:table-cell>
          <table:table-cell table:formula="of:=ABS([.$D$2]/[.E11])" office:value-type="float" office:value="3.63970234266202" calcext:value-type="float">
            <text:p>3.6</text:p>
          </table:table-cell>
          <table:table-cell table:formula="of:=[.$D$2]/[.F11]" office:value-type="float" office:value="2.74747741945462" calcext:value-type="float">
            <text:p>2.7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COT(RADIANS([.D12]))" office:value-type="float" office:value="5.67128181961771" calcext:value-type="float">
            <text:p>5.671</text:p>
          </table:table-cell>
          <table:table-cell table:formula="of:=ABS([.$D$2]/[.E12])" office:value-type="float" office:value="1.76326980708465" calcext:value-type="float">
            <text:p>1.8</text:p>
          </table:table-cell>
          <table:table-cell table:formula="of:=[.$D$2]/[.F12]" office:value-type="float" office:value="5.67128181961771" calcext:value-type="float">
            <text:p>5.67</text:p>
          </table:table-cell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formula="of:=COT(RADIANS([.D13]))" office:value-type="float" office:value="5729.57789313059" calcext:value-type="float">
            <text:p>5,729.578</text:p>
          </table:table-cell>
          <table:table-cell table:formula="of:=ABS([.$D$2]/[.E13])" office:value-type="float" office:value="0.00174532926971625" calcext:value-type="float">
            <text:p>0.0</text:p>
          </table:table-cell>
          <table:table-cell table:formula="of:=[.$D$2]/[.F13]" office:value-type="float" office:value="5729.57789313059" calcext:value-type="float">
            <text:p>5729.58</text:p>
          </table:table-cell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table:formula="of:=COT(RADIANS([.D14]))" office:value-type="float" office:value="-5.67128181961771" calcext:value-type="float">
            <text:p>-5.671</text:p>
          </table:table-cell>
          <table:table-cell table:formula="of:=ABS([.$D$2]/[.E14])" office:value-type="float" office:value="1.76326980708465" calcext:value-type="float">
            <text:p>1.8</text:p>
          </table:table-cell>
          <table:table-cell table:formula="of:=[.$D$2]/[.F14]" office:value-type="float" office:value="5.67128181961771" calcext:value-type="float">
            <text:p>5.67</text:p>
          </table:table-cell>
        </table:table-row>
        <table:table-row table:style-name="ro1">
          <table:table-cell table:number-columns-repeated="3"/>
          <table:table-cell office:value-type="float" office:value="-20" calcext:value-type="float">
            <text:p>-20</text:p>
          </table:table-cell>
          <table:table-cell table:formula="of:=COT(RADIANS([.D15]))" office:value-type="float" office:value="-2.74747741945462" calcext:value-type="float">
            <text:p>-2.747</text:p>
          </table:table-cell>
          <table:table-cell table:formula="of:=ABS([.$D$2]/[.E15])" office:value-type="float" office:value="3.63970234266202" calcext:value-type="float">
            <text:p>3.6</text:p>
          </table:table-cell>
          <table:table-cell table:formula="of:=[.$D$2]/[.F15]" office:value-type="float" office:value="2.74747741945462" calcext:value-type="float">
            <text:p>2.75</text:p>
          </table:table-cell>
        </table:table-row>
        <table:table-row table:style-name="ro1">
          <table:table-cell table:number-columns-repeated="3"/>
          <table:table-cell office:value-type="float" office:value="-30" calcext:value-type="float">
            <text:p>-30</text:p>
          </table:table-cell>
          <table:table-cell table:formula="of:=COT(RADIANS([.D16]))" office:value-type="float" office:value="-1.73205080756888" calcext:value-type="float">
            <text:p>-1.732</text:p>
          </table:table-cell>
          <table:table-cell table:formula="of:=ABS([.$D$2]/[.E16])" office:value-type="float" office:value="5.77350269189626" calcext:value-type="float">
            <text:p>5.8</text:p>
          </table:table-cell>
          <table:table-cell table:formula="of:=[.$D$2]/[.F16]" office:value-type="float" office:value="1.73205080756888" calcext:value-type="float">
            <text:p>1.73</text:p>
          </table:table-cell>
        </table:table-row>
        <table:table-row table:style-name="ro1">
          <table:table-cell table:number-columns-repeated="3"/>
          <table:table-cell office:value-type="float" office:value="-40" calcext:value-type="float">
            <text:p>-40</text:p>
          </table:table-cell>
          <table:table-cell table:formula="of:=COT(RADIANS([.D17]))" office:value-type="float" office:value="-1.19175359259421" calcext:value-type="float">
            <text:p>-1.192</text:p>
          </table:table-cell>
          <table:table-cell table:formula="of:=ABS([.$D$2]/[.E17])" office:value-type="float" office:value="8.3909963117728" calcext:value-type="float">
            <text:p>8.4</text:p>
          </table:table-cell>
          <table:table-cell table:formula="of:=[.$D$2]/[.F17]" office:value-type="float" office:value="1.19175359259421" calcext:value-type="float">
            <text:p>1.19</text:p>
          </table:table-cell>
        </table:table-row>
        <table:table-row table:style-name="ro1">
          <table:table-cell table:number-columns-repeated="3"/>
          <table:table-cell office:value-type="float" office:value="-50" calcext:value-type="float">
            <text:p>-50</text:p>
          </table:table-cell>
          <table:table-cell table:formula="of:=COT(RADIANS([.D18]))" office:value-type="float" office:value="-0.83909963117728" calcext:value-type="float">
            <text:p>-0.839</text:p>
          </table:table-cell>
          <table:table-cell table:formula="of:=ABS([.$D$2]/[.E18])" office:value-type="float" office:value="11.9175359259421" calcext:value-type="float">
            <text:p>11.9</text:p>
          </table:table-cell>
          <table:table-cell table:formula="of:=[.$D$2]/[.F18]" office:value-type="float" office:value="0.83909963117728" calcext:value-type="float">
            <text:p>0.84</text:p>
          </table:table-cell>
        </table:table-row>
        <table:table-row table:style-name="ro1">
          <table:table-cell table:number-columns-repeated="3"/>
          <table:table-cell office:value-type="float" office:value="-60" calcext:value-type="float">
            <text:p>-60</text:p>
          </table:table-cell>
          <table:table-cell table:formula="of:=COT(RADIANS([.D19]))" office:value-type="float" office:value="-0.577350269189626" calcext:value-type="float">
            <text:p>-0.577</text:p>
          </table:table-cell>
          <table:table-cell table:formula="of:=ABS([.$D$2]/[.E19])" office:value-type="float" office:value="17.3205080756888" calcext:value-type="float">
            <text:p>17.3</text:p>
          </table:table-cell>
          <table:table-cell table:formula="of:=[.$D$2]/[.F19]" office:value-type="float" office:value="0.577350269189626" calcext:value-type="float">
            <text:p>0.58</text:p>
          </table:table-cell>
        </table:table-row>
        <table:table-row table:style-name="ro1">
          <table:table-cell table:number-columns-repeated="3"/>
          <table:table-cell office:value-type="float" office:value="-70" calcext:value-type="float">
            <text:p>-70</text:p>
          </table:table-cell>
          <table:table-cell table:formula="of:=COT(RADIANS([.D20]))" office:value-type="float" office:value="-0.363970234266202" calcext:value-type="float">
            <text:p>-0.364</text:p>
          </table:table-cell>
          <table:table-cell table:formula="of:=ABS([.$D$2]/[.E20])" office:value-type="float" office:value="27.4747741945462" calcext:value-type="float">
            <text:p>27.5</text:p>
          </table:table-cell>
          <table:table-cell table:formula="of:=[.$D$2]/[.F20]" office:value-type="float" office:value="0.363970234266202" calcext:value-type="float">
            <text:p>0.36</text:p>
          </table:table-cell>
        </table:table-row>
        <table:table-row table:style-name="ro1">
          <table:table-cell table:number-columns-repeated="3"/>
          <table:table-cell office:value-type="float" office:value="-80" calcext:value-type="float">
            <text:p>-80</text:p>
          </table:table-cell>
          <table:table-cell table:formula="of:=COT(RADIANS([.D21]))" office:value-type="float" office:value="-0.176326980708465" calcext:value-type="float">
            <text:p>-0.176</text:p>
          </table:table-cell>
          <table:table-cell table:formula="of:=ABS([.$D$2]/[.E21])" office:value-type="float" office:value="56.7128181961771" calcext:value-type="float">
            <text:p>56.7</text:p>
          </table:table-cell>
          <table:table-cell table:formula="of:=[.$D$2]/[.F21]" office:value-type="float" office:value="0.176326980708465" calcext:value-type="float">
            <text:p>0.18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3" number:min-decimal-places="3" number:min-integer-digits="1" number:grouping="true"/>
    </number:number-style>
    <number:number-style style:name="N123">
      <number:scientific-number number:decimal-places="0" number:min-decimal-places="0" number:min-integer-digits="1" number:min-exponent-digits="3" number:exponent-interval="1" number:forced-exponent-sign="true"/>
    </number:number-style>
    <number:number-style style:name="N122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121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120">
      <number:scientific-number number:decimal-places="4" number:min-decimal-places="4" number:min-integer-digits="1" number:min-exponent-digits="3" number:exponent-interval="1" number:forced-exponent-sign="true"/>
    </number:number-style>
    <number:number-style style:name="N119">
      <number:scientific-number number:decimal-places="5" number:min-decimal-places="5" number:min-integer-digits="1" number:min-exponent-digits="3" number:exponent-interval="1" number:forced-exponent-sign="true"/>
    </number:number-style>
    <number:number-style style:name="N118">
      <number:scientific-number number:decimal-places="6" number:min-decimal-places="6" number:min-integer-digits="1" number:min-exponent-digits="3" number:exponent-interval="1" number:forced-exponent-sign="true"/>
    </number:number-style>
    <number:number-style style:name="N117">
      <number:scientific-number number:decimal-places="7" number:min-decimal-places="7" number:min-integer-digits="1" number:min-exponent-digits="3" number:exponent-interval="1" number:forced-exponent-sign="true"/>
    </number:number-style>
    <number:number-style style:name="N116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115">
      <number:scientific-number number:decimal-places="9" number:min-decimal-places="9" number:min-integer-digits="1" number:min-exponent-digits="3" number:exponent-interval="1" number:forced-exponent-sign="true"/>
    </number:number-style>
    <number:number-style style:name="N114">
      <number:scientific-number number:decimal-places="10" number:min-decimal-places="10" number:min-integer-digits="1" number:min-exponent-digits="3" number:exponent-interval="1" number:forced-exponent-sign="true"/>
    </number:number-style>
    <number:number-style style:name="N113">
      <number:scientific-number number:decimal-places="11" number:min-decimal-places="11" number:min-integer-digits="1" number:min-exponent-digits="3" number:exponent-interval="1" number:forced-exponent-sign="true"/>
    </number:number-style>
    <number:number-style style:name="N112">
      <number:scientific-number number:decimal-places="12" number:min-decimal-places="12" number:min-integer-digits="1" number:min-exponent-digits="3" number:exponent-interval="1" number:forced-exponent-sign="true"/>
    </number:number-style>
    <number:number-style style:name="N111">
      <number:scientific-number number:decimal-places="13" number:min-decimal-places="13" number:min-integer-digits="1" number:min-exponent-digits="3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7:06:13.439114527</meta:creation-date>
    <dc:date>2022-02-09T17:31:17.165406596</dc:date>
    <meta:editing-duration>PT14M53S</meta:editing-duration>
    <meta:editing-cycles>1</meta:editing-cycles>
    <meta:document-statistic meta:table-count="1" meta:cell-count="75" meta:object-count="0"/>
    <meta:generator>LibreOffice/7.3.0.3$Linux_X86_64 LibreOffice_project/30$Build-3</meta:generator>
  </office:meta>
</office:document-meta>
</file>